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st_Case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opied from after any-of implementation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Copied from after any-of implementation</text:p>
          </table:table-cell>
          <table:table-cell table:style-name="Default" office:value-type="string" calcext:value-type="string">
            <text:p>Same or not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SUM([.B2:.H2])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table:formula="of:=IF([.I2]=[.J2]; &quot;OK&quot;)" office:value-type="string" office:string-value="OK" calcext:value-type="string">
            <text:p>OK</text:p>
          </table:table-cell>
          <table:table-cell office:value-type="float" office:value="24" calcext:value-type="float">
            <text:p>24</text:p>
          </table:table-cell>
          <table:table-cell table:formula="of:=IF([.B2]&lt;&gt;[.L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3:.H3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formula="of:=IF([.I3]=[.J3]; &quot;OK&quot;)" office:value-type="string" office:string-value="OK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table:formula="of:=IF([.B3]&lt;&gt;[.L3];&quot;bad&quot;)" office:value-type="string" office:string-value="bad" calcext:value-type="string">
            <text:p>bad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B4:.H4])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IF([.I4]=[.J4]; &quot;OK&quot;)" office:value-type="string" office:string-value="OK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IF([.B4]&lt;&gt;[.L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5:.H5])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IF([.I5]=[.J5]; &quot;OK&quot;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IF([.B5]&lt;&gt;[.L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H6]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IF([.I6]=[.J6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6]&lt;&gt;[.L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H7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IF([.I7]=[.J7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7]&lt;&gt;[.L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H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IF([.I8]=[.J8]; &quot;OK&quot;)" office:value-type="string" office:string-value="OK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IF([.B8]&lt;&gt;[.L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table:formula="of:=SUM([.B9:.H9]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table:formula="of:=IF([.I9]=[.J9]; &quot;OK&quot;)" office:value-type="string" office:string-value="OK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table:formula="of:=IF([.B9]&lt;&gt;[.L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H10]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formula="of:=IF([.I10]=[.J10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10]&lt;&gt;[.L1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SUM([.B11:.H11]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formula="of:=IF([.I11]=[.J11]; &quot;OK&quot;)" office:value-type="string" office:string-value="OK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table:formula="of:=IF([.B11]&lt;&gt;[.L1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B12:.H12])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formula="of:=IF([.I12]=[.J12]; &quot;OK&quot;)" office:value-type="string" office:string-value="OK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table:formula="of:=IF([.B12]&lt;&gt;[.L1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H13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IF([.I13]=[.J13]; &quot;OK&quot;)" office:value-type="string" office:string-value="OK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IF([.B13]&lt;&gt;[.L13];&quot;bad&quot;)" office:value-type="string" office:string-value="bad" calcext:value-type="string">
            <text:p>bad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4:.H14])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formula="of:=IF([.I14]=[.J14]; &quot;OK&quot;)" office:value-type="string" office:string-value="OK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table:formula="of:=IF([.B14]&lt;&gt;[.L1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H15]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formula="of:=IF([.I15]=[.J15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15]&lt;&gt;[.L1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16:.H16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IF([.I16]=[.J16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16]&lt;&gt;[.L1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7:.H17])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formula="of:=IF([.I17]=[.J17]; &quot;OK&quot;)" office:value-type="string" office:string-value="OK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formula="of:=IF([.B17]&lt;&gt;[.L1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UM([.B18:.H18])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formula="of:=IF([.I18]=[.J18]; &quot;OK&quot;)" office:value-type="string" office:string-value="OK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IF([.B18]&lt;&gt;[.L1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9:.H19])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formula="of:=IF([.I19]=[.J19]; &quot;OK&quot;)" office:value-type="string" office:string-value="OK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table:formula="of:=IF([.B19]&lt;&gt;[.L1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H20])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formula="of:=IF([.I20]=[.J20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20]&lt;&gt;[.L2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B21:.H21])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table:formula="of:=IF([.I21]=[.J21]; &quot;OK&quot;)" office:value-type="string" office:string-value="OK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IF([.B21]&lt;&gt;[.L2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H22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IF([.I22]=[.J22]; &quot;OK&quot;)" office:value-type="string" office:string-value="OK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table:formula="of:=IF([.B22]&lt;&gt;[.L2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H23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I23]=[.J23]; &quot;OK&quot;)" office:value-type="string" office:string-value="OK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table:formula="of:=IF([.B23]&lt;&gt;[.L23];&quot;bad&quot;)" office:value-type="string" office:string-value="bad" calcext:value-type="string">
            <text:p>bad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H24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IF([.I24]=[.J24]; &quot;OK&quot;)" office:value-type="string" office:string-value="OK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IF([.B24]&lt;&gt;[.L2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SUM([.B25:.H25])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IF([.I25]=[.J25]; &quot;OK&quot;)" office:value-type="string" office:string-value="OK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IF([.B25]&lt;&gt;[.L2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26:.H26])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IF([.I26]=[.J26]; &quot;OK&quot;)" office:value-type="string" office:string-value="OK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IF([.B26]&lt;&gt;[.L2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H27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I27]=[.J27]; &quot;OK&quot;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IF([.B27]&lt;&gt;[.L2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H28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I28]=[.J28]; &quot;OK&quot;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IF([.B28]&lt;&gt;[.L2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H29]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IF([.I29]=[.J29]; &quot;OK&quot;)" office:value-type="string" office:string-value="OK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IF([.B29]&lt;&gt;[.L2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B30:.H30])" office:value-type="float" office:value="263" calcext:value-type="float">
            <text:p>263</text:p>
          </table:table-cell>
          <table:table-cell office:value-type="float" office:value="263" calcext:value-type="float">
            <text:p>263</text:p>
          </table:table-cell>
          <table:table-cell table:formula="of:=IF([.I30]=[.J30]; &quot;OK&quot;)" office:value-type="string" office:string-value="OK" calcext:value-type="string">
            <text:p>OK</text:p>
          </table:table-cell>
          <table:table-cell office:value-type="float" office:value="76" calcext:value-type="float">
            <text:p>76</text:p>
          </table:table-cell>
          <table:table-cell table:formula="of:=IF([.B30]&lt;&gt;[.L3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H3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IF([.I31]=[.J31]; &quot;OK&quot;)" office:value-type="string" office:string-value="OK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IF([.B31]&lt;&gt;[.L3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H32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F([.I32]=[.J32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32]&lt;&gt;[.L3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SUM([.B33:.H33])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formula="of:=IF([.I33]=[.J33]; &quot;OK&quot;)" office:value-type="string" office:string-value="OK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IF([.B33]&lt;&gt;[.L33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34:.H34])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IF([.I34]=[.J34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34]&lt;&gt;[.L3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:.H35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IF([.I35]=[.J35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35]&lt;&gt;[.L3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:.H36])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formula="of:=IF([.I36]=[.J36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36]&lt;&gt;[.L3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:.H3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I37]=[.J37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37]&lt;&gt;[.L3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B38:.H38])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formula="of:=IF([.I38]=[.J38]; &quot;OK&quot;)" office:value-type="string" office:string-value="OK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table:formula="of:=IF([.B38]&lt;&gt;[.L3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:.H39])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IF([.I39]=[.J39]; &quot;OK&quot;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IF([.B39]&lt;&gt;[.L3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0:.H40]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formula="of:=IF([.I40]=[.J40]; &quot;OK&quot;)" office:value-type="string" office:string-value="OK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IF([.B40]&lt;&gt;[.L4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:.H41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IF([.I41]=[.J41]; &quot;OK&quot;)" office:value-type="string" office:string-value="OK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IF([.B41]&lt;&gt;[.L4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SUM([.B42:.H42])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IF([.I42]=[.J42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42]&lt;&gt;[.L4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:.H43]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IF([.I43]=[.J43]; &quot;OK&quot;)" office:value-type="string" office:string-value="OK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IF([.B43]&lt;&gt;[.L43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44:.H44])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formula="of:=IF([.I44]=[.J44]; &quot;OK&quot;)" office:value-type="string" office:string-value="OK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formula="of:=IF([.B44]&lt;&gt;[.L4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B45:.H45]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formula="of:=IF([.I45]=[.J45]; &quot;OK&quot;)" office:value-type="string" office:string-value="OK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IF([.B45]&lt;&gt;[.L4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:.H46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I46]=[.J46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46]&lt;&gt;[.L4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:.H47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IF([.I47]=[.J47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47]&lt;&gt;[.L4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SUM([.B48:.H48])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formula="of:=IF([.I48]=[.J48]; &quot;OK&quot;)" office:value-type="string" office:string-value="OK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table:formula="of:=IF([.B48]&lt;&gt;[.L4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:.H49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IF([.I49]=[.J49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49]&lt;&gt;[.L4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:.H50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I50]=[.J50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0]&lt;&gt;[.L5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:.H51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IF([.I51]=[.J51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1]&lt;&gt;[.L5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2:.H52])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formula="of:=IF([.I52]=[.J52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2]&lt;&gt;[.L5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53:.H53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IF([.I53]=[.J53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53]&lt;&gt;[.L53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4:.H54])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formula="of:=IF([.I54]=[.J54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54]&lt;&gt;[.L5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B55:.H55])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formula="of:=IF([.I55]=[.J55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5]&lt;&gt;[.L5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56:.H56])" office:value-type="float" office:value="262" calcext:value-type="float">
            <text:p>262</text:p>
          </table:table-cell>
          <table:table-cell office:value-type="float" office:value="262" calcext:value-type="float">
            <text:p>262</text:p>
          </table:table-cell>
          <table:table-cell table:formula="of:=IF([.I56]=[.J56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6]&lt;&gt;[.L5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B57:.H57])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formula="of:=IF([.I57]=[.J57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57]&lt;&gt;[.L5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B58:.H58])" office:value-type="float" office:value="674" calcext:value-type="float">
            <text:p>674</text:p>
          </table:table-cell>
          <table:table-cell office:value-type="float" office:value="674" calcext:value-type="float">
            <text:p>674</text:p>
          </table:table-cell>
          <table:table-cell table:formula="of:=IF([.I58]=[.J58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8]&lt;&gt;[.L5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9:.H59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IF([.I59]=[.J59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59]&lt;&gt;[.L5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0:.H60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IF([.I60]=[.J60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60]&lt;&gt;[.L6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:.H61])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IF([.I61]=[.J61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61]&lt;&gt;[.L6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2:.H62])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formula="of:=IF([.I62]=[.J62]; &quot;OK&quot;)" office:value-type="string" office:string-value="OK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IF([.B62]&lt;&gt;[.L6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:.H6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IF([.I63]=[.J63]; &quot;OK&quot;)" office:value-type="string" office:string-value="OK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IF([.B63]&lt;&gt;[.L63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:.H64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I64]=[.J64]; &quot;OK&quot;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IF([.B64]&lt;&gt;[.L64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:.H65]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IF([.I65]=[.J65]; &quot;OK&quot;)" office:value-type="string" office:string-value="OK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IF([.B65]&lt;&gt;[.L65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:.H66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I66]=[.J66]; &quot;OK&quot;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IF([.B66]&lt;&gt;[.L66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:.H67]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formula="of:=IF([.I67]=[.J67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67]&lt;&gt;[.L67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8:.H68])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formula="of:=IF([.I68]=[.J68]; &quot;OK&quot;)" office:value-type="string" office:string-value="OK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IF([.B68]&lt;&gt;[.L68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69:.H69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I69]=[.J69]; &quot;OK&quot;)" office:value-type="string" office:string-value="OK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IF([.B69]&lt;&gt;[.L69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:.H70]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formula="of:=IF([.I70]=[.J70]; &quot;OK&quot;)" office:value-type="string" office:string-value="OK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IF([.B70]&lt;&gt;[.L70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71:.H71])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formula="of:=IF([.I71]=[.J71]; &quot;OK&quot;)" office:value-type="string" office:string-value="OK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table:formula="of:=IF([.B71]&lt;&gt;[.L71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72:.H72]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formula="of:=IF([.I72]=[.J72]; &quot;OK&quot;)" office:value-type="string" office:string-value="OK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table:formula="of:=IF([.B72]&lt;&gt;[.L72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:.H73]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formula="of:=IF([.I73]=[.J73]; &quot;OK&quot;)" office:value-type="string" office:string-value="OK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IF([.B73]&lt;&gt;[.L73];&quot;bad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4:.H74]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IF([.I74]=[.J74]; &quot;OK&quot;)" office:value-type="string" office:string-value="OK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IF([.B74]&lt;&gt;[.L74];&quot;bad&quot;)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formula="of:=SUM([.B2:.B74])" office:value-type="float" office:value="907" calcext:value-type="float">
            <text:p>907</text:p>
          </table:table-cell>
          <table:table-cell table:formula="of:=SUM([.C2:.C74])" office:value-type="float" office:value="236" calcext:value-type="float">
            <text:p>236</text:p>
          </table:table-cell>
          <table:table-cell table:formula="of:=SUM([.D2:.D74])" office:value-type="float" office:value="0" calcext:value-type="float">
            <text:p>0</text:p>
          </table:table-cell>
          <table:table-cell table:formula="of:=SUM([.E2:.E74])" office:value-type="float" office:value="1326" calcext:value-type="float">
            <text:p>1326</text:p>
          </table:table-cell>
          <table:table-cell table:formula="of:=SUM([.F2:.F74])" office:value-type="float" office:value="1663" calcext:value-type="float">
            <text:p>1663</text:p>
          </table:table-cell>
          <table:table-cell table:formula="of:=SUM([.G2:.G74])" office:value-type="float" office:value="665" calcext:value-type="float">
            <text:p>665</text:p>
          </table:table-cell>
          <table:table-cell table:formula="of:=SUM([.H2:.H74])" office:value-type="float" office:value="287" calcext:value-type="float">
            <text:p>287</text:p>
          </table:table-cell>
          <table:table-cell table:formula="of:=SUM([.B75:.H75])" office:value-type="float" office:value="5084" calcext:value-type="float">
            <text:p>508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formula="of:=[.B75]/[.$I75]" office:value-type="float" office:value="0.178402832415421" calcext:value-type="float">
            <text:p>0.178402832415421</text:p>
          </table:table-cell>
          <table:table-cell table:formula="of:=[.C75]/[.$I75]" office:value-type="float" office:value="0.046420141620771" calcext:value-type="float">
            <text:p>0.046420141620771</text:p>
          </table:table-cell>
          <table:table-cell table:formula="of:=[.D75]/[.$I75]" office:value-type="float" office:value="0" calcext:value-type="float">
            <text:p>0</text:p>
          </table:table-cell>
          <table:table-cell table:formula="of:=[.E75]/[.$I75]" office:value-type="float" office:value="0.260818253343824" calcext:value-type="float">
            <text:p>0.260818253343824</text:p>
          </table:table-cell>
          <table:table-cell table:formula="of:=[.F75]/[.$I75]" office:value-type="float" office:value="0.327104642014162" calcext:value-type="float">
            <text:p>0.327104642014162</text:p>
          </table:table-cell>
          <table:table-cell table:formula="of:=[.G75]/[.$I75]" office:value-type="float" office:value="0.130802517702596" calcext:value-type="float">
            <text:p>0.130802517702596</text:p>
          </table:table-cell>
          <table:table-cell table:formula="of:=[.H75]/[.$I75]" office:value-type="float" office:value="0.0564516129032258" calcext:value-type="float">
            <text:p>0.056451612903226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7:48:33.980248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20:02:47.933136373</dc:date>
    <meta:editing-duration>PT15H41M3S</meta:editing-duration>
    <meta:editing-cycles>3</meta:editing-cycles>
    <meta:generator>LibreOffice/6.0.7.3$Linux_X86_64 LibreOffice_project/00m0$Build-3</meta:generator>
    <meta:document-statistic meta:table-count="1" meta:cell-count="977" meta:object-count="0"/>
  </office:meta>
</office:document-meta>
</file>